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FieldConsumers.getPerDo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FieldConsumers.setFieldInfos(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FieldConsumers.closeDocStore( SegmentWrit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Doc.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FieldConsumers.flush( Map threadsAndFields , SegmentWrit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cFieldConsumers.addThread( DocFieldProcessorPerThread docFieldProcessor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Doc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FieldConsumers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FieldConsumers.free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FieldConsumers.DocFieldConsumers( DocFieldConsumer one , DocFieldConsumer 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FieldConsumers.freePerDoc( PerDoc per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Doc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